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3pt" style:font-size-asian="13pt" style:font-size-complex="13pt"/>
    </style:style>
    <style:style style:name="P2" style:family="paragraph" style:parent-style-name="Standard">
      <style:text-properties style:font-name="Calibri" fo:font-size="13pt" fo:font-style="normal" fo:font-weight="normal" style:font-size-asian="13pt" style:font-style-asian="normal" style:font-weight-asian="normal" style:font-size-complex="13pt" style:font-style-complex="normal" style:font-weight-complex="normal"/>
    </style:style>
    <style:style style:name="P3" style:family="paragraph" style:parent-style-name="Standard" style:list-style-name="L1"/>
    <style:style style:name="P4" style:family="paragraph" style:parent-style-name="Standard" style:list-style-name="L1">
      <style:text-properties style:font-name="Calibri" fo:font-size="13pt" style:font-size-asian="13pt" style:font-size-complex="13pt"/>
    </style:style>
    <style:style style:name="P5" style:family="paragraph" style:parent-style-name="Standard">
      <style:text-properties style:font-name="Calibri" fo:font-size="13pt" fo:font-style="normal" fo:font-weight="normal" style:font-size-asian="13pt" style:font-style-asian="normal" style:font-weight-asian="normal" style:font-size-complex="13pt" style:font-style-complex="normal" style:font-weight-complex="normal"/>
    </style:style>
    <style:style style:name="P6" style:family="paragraph" style:parent-style-name="Standard" style:list-style-name="L1">
      <style:text-properties style:font-name="Calibri" fo:font-size="13pt" fo:font-style="normal" fo:font-weight="normal" style:font-size-asian="13pt" style:font-style-asian="normal" style:font-weight-asian="normal" style:font-size-complex="13pt" style:font-style-complex="normal" style:font-weight-complex="normal"/>
    </style:style>
    <style:style style:name="P7" style:family="paragraph" style:parent-style-name="Standard">
      <style:paragraph-properties fo:text-align="center" style:justify-single-word="false"/>
      <style:text-properties style:font-name="Calibri"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Standard" style:list-style-name="L1">
      <style:text-properties fo:color="#000000" style:text-outline="false" style:text-line-through-style="none" style:font-name="Calibri" fo:font-size="13pt" fo:font-style="normal" fo:text-shadow="none" style:text-underline-style="none" fo:font-weight="normal" style:font-name-asian="Calibri" style:font-size-asian="13pt" style:font-style-asian="normal" style:font-weight-asian="normal" style:font-name-complex="Calibri" style:font-size-complex="13pt" style:font-style-complex="normal" style:font-weight-complex="normal" style:text-emphasize="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color="#ff3333" fo:font-style="italic" fo:font-weight="bold" style:font-style-asian="italic" style:font-weight-asian="bold" style:font-style-complex="italic" style:font-weight-complex="bold"/>
    </style:style>
    <style:style style:name="T3" style:family="text">
      <style:text-properties fo:color="#ff3333" fo:font-style="normal" fo:font-weight="normal" style:font-style-asian="normal" style:font-weight-asian="normal" style:font-style-complex="normal" style:font-weight-complex="normal"/>
    </style:style>
    <style:style style:name="T4" style:family="text">
      <style:text-properties fo:color="#ff3333" style:font-name="Calibri" fo:font-size="13pt" fo:font-style="italic" fo:font-weight="bold" style:font-size-asian="13pt" style:font-style-asian="italic" style:font-weight-asian="bold" style:font-size-complex="13pt" style:font-style-complex="italic" style:font-weight-complex="bold"/>
    </style:style>
    <style:style style:name="T5" style:family="text">
      <style:text-properties fo:color="#009900" fo:font-style="normal" fo:font-weight="normal" style:font-style-asian="normal" style:font-weight-asian="normal" style:font-style-complex="normal" style:font-weight-complex="normal"/>
    </style:style>
    <style:style style:name="T6" style:family="text">
      <style:text-properties fo:color="#009900" style:font-name="Calibri"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fo:color="#000000" style:text-outline="false" style:text-line-through-style="none" fo:font-style="italic" fo:text-shadow="none" style:text-underline-style="none" fo:font-weight="normal" style:font-name-asian="Calibri" style:font-style-asian="italic" style:font-weight-asian="normal" style:font-name-complex="Calibri" style:font-style-complex="italic" style:font-weight-complex="normal" style:text-emphasize="none" style:text-overline-style="none" style:text-overline-color="font-color"/>
    </style:style>
    <style:style style:name="T8" style:family="text">
      <style:text-properties fo:color="#000000" style:text-outline="false" style:text-line-through-style="none" fo:font-style="normal" fo:text-shadow="none" style:text-underline-style="none" fo:font-weight="normal" style:font-name-asian="Calibri" style:font-style-asian="normal" style:font-weight-asian="normal" style:font-name-complex="Calibri" style:font-style-complex="normal" style:font-weight-complex="normal" style:text-emphasize="none" style:text-overline-style="none" style:text-overline-color="font-color"/>
    </style:style>
    <style:style style:name="T9" style:family="text">
      <style:text-properties style:font-name="Calibri" fo:font-size="13pt" style:font-size-asian="13pt" style:font-size-complex="13pt"/>
    </style:style>
    <style:style style:name="T10" style:family="text">
      <style:text-properties style:font-name="Calibri" fo:font-size="13pt" fo:font-style="normal" fo:font-weight="normal" style:font-size-asian="13pt" style:font-style-asian="normal" style:font-weight-asian="normal" style:font-size-complex="13pt" style:font-style-complex="normal" style:font-weight-complex="normal"/>
    </style:style>
    <style:style style:name="T11" style:family="text">
      <style:text-properties fo:color="#0000ff" fo:font-style="normal" fo:font-weight="normal" style:font-style-asian="normal" style:font-weight-asian="normal" style:font-style-complex="normal" style:font-weight-complex="normal"/>
    </style:style>
    <style:style style:name="T12" style:family="text">
      <style:text-properties fo:color="#0000ff" style:text-outline="false" style:text-line-through-style="none" fo:font-style="normal" fo:text-shadow="none" style:text-underline-style="none" fo:font-weight="normal" style:font-name-asian="Calibri" style:font-style-asian="normal" style:font-weight-asian="normal" style:font-name-complex="Calibri" style:font-style-complex="normal" style:font-weight-complex="normal" style:text-emphasize="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apport d'optimisation</text:p>
      <text:p text:style-name="P1"/>
      <text:p text:style-name="P2">J'ai effectué ce <text:s/>rapport a l'aide d'une extensions Chrome « Waves » avec la quelle j'ai pu cibler 21 erreurs et j'ai sélectionné 10 erreurs qui pour moi impact le plus le référencement naturel du site.</text:p>
      <text:p text:style-name="P2"/>
      <text:p text:style-name="P2">Je vous présente donc mes 10 recommandations :</text:p>
      <text:p text:style-name="P2"/>
      <text:list xml:id="list7844684589608677907" text:style-name="L1">
        <text:list-item>
          <text:p text:style-name="P4"><text:span text:style-name="T2">La balise &lt;title&gt; est vide</text:span><text:span text:style-name="T1"> : Il est nécessaire de nommer la balise afin de présenter le site aux clients et aussi nous permettre d’insérer des mots clefs qui vont améliorer le SEO ON-Pages.</text:span></text:p>
          <text:p text:style-name="P4"><text:span text:style-name="T5">Retouches</text:span><text:span text:style-name="T1">: Votre sites ne comportait pas de titre j'en ai donc ajouté un en utilisant les mots-clefs correspondants et La chouette agence.</text:span></text:p>
          <text:p text:style-name="P4"><text:span text:style-name="T11">Explications</text:span><text:span text:style-name="T1"> : </text:span></text:p>
          <text:p text:style-name="P6"/>
        </text:list-item>
        <text:list-item>
          <text:p text:style-name="P4"><text:span text:style-name="T2">Utilisation de SEO Black hat</text:span><text:span text:style-name="T3"> </text:span><text:span text:style-name="T1">: Le SEO Black hat est stratégie de référencement naturel qui a pour objectif de bien positionner une page web « sans respecter les normes et les recommandations des moteurs de recherche ». Il s'oppose au SEO White hat. Il est donc impératif de le supprimer.</text:span></text:p>
          <text:p text:style-name="P4"><text:span text:style-name="T5">Retouches</text:span><text:span text:style-name="T1"> : Votre site utilisait des </text:span><text:span text:style-name="T7">mots-clefs dissimulés autour du logo La chouette agence police 1px et blanc sur blanc dans le footer. J’ai donc supprimé ce contenu.</text:span></text:p>
          <text:p text:style-name="P4"><text:span text:style-name="T12">Explications</text:span><text:span text:style-name="T8"> :</text:span></text:p>
          <text:p text:style-name="P8"/>
        </text:list-item>
        <text:list-item>
          <text:p text:style-name="P3"><text:span text:style-name="T4">Alt et mots-clefs non adaptés</text:span><text:span text:style-name="T9"> </text:span><text:span text:style-name="T10">: Optimiser sa balise Alt c'est optimiser son référencement, les mots-clefs contenus dans le Alt sont pris en compte pour le positionnement sur les moteurs de recherche : cet attribut aide Google a contextualiser votre contenu. L'attribut Alt est aussi lu oralement par le lecteur d'écran pour des personnes malvoyantes.</text:span></text:p>
          <text:p text:style-name="P3"><text:span text:style-name="T6">Retouches</text:span><text:span text:style-name="T10"> : Dans votre code source les Alt ne sont pas lisibles par les lecteurs et utilisent des mots-clefs inappropriés. J'ai alors retaper les Alt pour qu'ils soient lisibles et sélectionnés les bons mots-clefs.</text:span></text:p>
          <text:p text:style-name="P4"><text:span text:style-name="T11">Explications</text:span><text:span text:style-name="T1"> :</text:span></text:p>
          <text:p text:style-name="P6"/>
        </text:list-item>
        <text:list-item>
          <text:p text:style-name="P3"><text:span text:style-name="T4">Mauvaise structure sémantique</text:span><text:span text:style-name="T10"> : La structure sémantique a un rôle précis a jouer et nous indique quel type de contenu elle contient et ainsi montrer à l'algorithme des moteurs de recherche où se trouve le contenu important. Cela a un impact direct sur le référencement naturel du site.</text:span></text:p>
          <text:p text:style-name="P3"><text:span text:style-name="T6">Retouches</text:span><text:span text:style-name="T10"> : Dans le code source du site aucune structure sémantique n'a été mise en place, j'ai donc restructuré le code source avec les bonnes balises sémantiques.</text:span></text:p>
          <text:p text:style-name="P4"><text:span text:style-name="T11">Explications</text:span><text:span text:style-name="T1"> :</text:span></text:p>
        </text:list-item>
      </text:list>
      <text:p text:style-name="P2"/>
      <text:p text:style-name="P2"/>
      <text:p text:style-name="P2"/>
      <text:p text:style-name="P2"/>
      <text:p text:style-name="P2"/>
      <text:p text:style-name="P2"><text:soft-page-break/></text:p>
      <text:list xml:id="list41276851" text:continue-numbering="true" text:style-name="L1">
        <text:list-item>
          <text:p text:style-name="P3"><text:span text:style-name="T4">Liens morts</text:span><text:span text:style-name="T10"> : Les liens morts ou lien brisés posent plusieurs problèmes a un gestionnaire de sites web puisque si les liens morts peuvent remettre en cause la crédibilité et le professionnalisme du site internet, il peuvent aussi nuire considérablement a son référencement.</text:span></text:p>
          <text:p text:style-name="P3"><text:span text:style-name="T6">Retouches</text:span><text:span text:style-name="T10"> : Sur votre site, j'ai retrouvé un bons nombres de liens morts, je l'ai ai alors supprimés.</text:span></text:p>
          <text:p text:style-name="P4"><text:span text:style-name="T11">Explications</text:span><text:span text:style-name="T1"> :</text:span></text:p>
        </text:list-item>
      </text:list>
      <text:p text:style-name="P2"/>
      <text:list xml:id="list41261470" text:continue-numbering="true" text:style-name="L1">
        <text:list-item>
          <text:p text:style-name="P3"><text:span text:style-name="T4">Contraste</text:span><text:span text:style-name="T10"> : Dans le design de sites, le choix des couleurs est important. La couleur peut véhiculer l'identité de votre marque, aider les utilisateurs a comprendre l'information … Malheureusement, tout le monde ne distingue pas les couleurs de la même façon. Certains utilisateurs peuvent être daltoniens, d'autre peuvent être malvoyants.</text:span></text:p>
          <text:p text:style-name="P3"><text:span text:style-name="T6">Retouches</text:span><text:span text:style-name="T10"> : Sur votre site certaines zones utilisaient des couleurs non adaptés a une bonnes accessibilité. J'ai alors rectifié ces erreurs de contraste.</text:span></text:p>
          <text:p text:style-name="P4"><text:span text:style-name="T11">Explications</text:span><text:span text:style-name="T1"> :</text:span></text:p>
          <text:p text:style-name="P6"/>
        </text:list-item>
        <text:list-item>
          <text:p text:style-name="P3"><text:span text:style-name="T4">Balises &lt;script&gt;</text:span><text:span text:style-name="T10"> : La balise &lt;script&gt; sert a exécuter du code js, lorsqu'elle est positionnée dans le &lt;head&gt; sans attribut <text:s/>(defer /async) le script s’exécute lors de l'ouverture de la page web et stop l'ouverture du html, ce qui nuit a l'optimisation SEO.</text:span></text:p>
          <text:p text:style-name="P3"><text:span text:style-name="T6">Retouches</text:span><text:span text:style-name="T10">: Dans le code source du site les &lt;script&gt; n'utilisent pas d'attribut, j'ai donc testé « defer » et déplacé les &lt;script&gt; en fin du &lt;body&gt; pour comparer l'optimisation. L'attribut « defer » améliorait plus la performance du site.</text:span></text:p>
          <text:p text:style-name="P4"><text:span text:style-name="T11">Explications</text:span><text:span text:style-name="T1"> :</text:span></text:p>
          <text:p text:style-name="P6"/>
        </text:list-item>
        <text:list-item>
          <text:p text:style-name="P3"><text:span text:style-name="T4">Sitemap</text:span><text:span text:style-name="T10"> : Un sitemap indique a Google les fichiers que vous jugez importants sur votre site et fournit également des informations précieuses sur ces fichiers. Les moteurs de recherche lisent ce fichier pour explorer plus intelligemment votre site.</text:span></text:p>
          <text:p text:style-name="P3"><text:span text:style-name="T6">Retouches</text:span><text:span text:style-name="T10"> : Aucun sitemap n'a été mis en place pour votre site, j'ai donc créé un fichier « .xml » afin de mettre en place un sitemap.</text:span></text:p>
          <text:p text:style-name="P4"><text:span text:style-name="T11">Explications</text:span><text:span text:style-name="T1"> :</text:span></text:p>
          <text:p text:style-name="P6"/>
        </text:list-item>
        <text:list-item>
          <text:p text:style-name="P3"><text:span text:style-name="T4">Minifier les fichiers</text:span><text:span text:style-name="T10"> : L'interet de la minification est d'alléger le poids d'une application, d'un script ou plus generalement d'une page web. On parle alors de minification javascript, CSS ou encore html pour les pages statiques.</text:span></text:p>
          <text:p text:style-name="P3"><text:span text:style-name="T6">Retouches</text:span><text:span text:style-name="T10"> : Les fichiers liés au code source du site n'étaient pas minifié, j'ai donc procédé a la minification de ceux ci et veiller a modifier le chemin dans le &lt;head&gt;.</text:span></text:p>
          <text:p text:style-name="P4"><text:span text:style-name="T11">Explications</text:span><text:span text:style-name="T1"> :</text:span></text:p>
        </text:list-item>
      </text:list>
      <text:p text:style-name="P2"/>
      <text:p text:style-name="P2"/>
      <text:p text:style-name="P2"/>
      <text:p text:style-name="P2"/>
      <text:list xml:id="list41284685" text:continue-numbering="true" text:style-name="L1">
        <text:list-header>
          <text:p text:style-name="P6"/>
        </text:list-header>
        <text:list-item>
          <text:p text:style-name="P3"><text:soft-page-break/><text:span text:style-name="T4">Le Focus</text:span><text:span text:style-name="T10"> : Il faut garantir la visibilité de la prise de focus au clavier, pour permettre au client qui naviguent au clavier de se situer dans la page, chaque éléments interactif doit être visuellement mis en avant lors de la prise de focus.</text:span></text:p>
          <text:p text:style-name="P3"><text:span text:style-name="T6">Retouches</text:span><text:span text:style-name="T10"> : Votre site n'avait aucun focus mis en avant, j'ai donc assigné un focus au éléments interactifs </text:span></text:p>
          <text:p text:style-name="P4"><text:span text:style-name="T11">Explications</text:span><text:span text:style-name="T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11T12:24:06.09</meta:creation-date>
    <dc:date>2021-01-12T21:04:36.72</dc:date>
    <meta:editing-duration>PT23H42M2S</meta:editing-duration>
    <meta:editing-cycles>7</meta:editing-cycles>
    <meta:generator>OpenOffice/4.1.8$Win32 OpenOffice.org_project/418m3$Build-9803</meta:generator>
    <meta:document-statistic meta:table-count="0" meta:image-count="0" meta:object-count="0" meta:page-count="3" meta:paragraph-count="33" meta:word-count="785" meta:character-count="4717"/>
  </office:meta>
</office:document-meta>
</file>